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F4000000FA0DCFF8FA98D649E53.png" manifest:media-type="image/png"/>
  <manifest:file-entry manifest:full-path="Pictures/100002010000039F0000021074C0F0AF3A460E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officeooo:rsid="000de06d" officeooo:paragraph-rsid="000de06d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06cm, 5.77cm, 1.78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Отчет о изменении температуры воздуха в <text:span text:style-name="T1">315</text:span> кабинете на 04.02.2022<draw:frame draw:style-name="fr2" draw:name="Изображение2" text:anchor-type="char" svg:x="1.349cm" svg:y="10.114cm" svg:width="18.004cm" svg:height="9.003cm" draw:z-index="0"><draw:image xlink:href="Pictures/1000020100001F4000000FA0DCFF8FA98D649E53.png" xlink:type="simple" xlink:show="embed" xlink:actuate="onLoad" draw:mime-type="image/png"/></draw:frame><draw:frame draw:style-name="fr1" draw:name="Изображение1" text:anchor-type="char" svg:x="2.574cm" svg:y="1.612cm" svg:width="15.854cm" svg:height="8.752cm" draw:z-index="1"><draw:image xlink:href="Pictures/100002010000039F0000021074C0F0AF3A460E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.  Ephimenko</meta:initial-creator>
    <meta:creation-date>2022-02-04T16:12:58.428000000</meta:creation-date>
    <dc:date>2022-02-04T16:33:45.667000000</dc:date>
    <dc:creator>A.  Ephimenko</dc:creator>
    <meta:editing-duration>PT10M35S</meta:editing-duration>
    <meta:editing-cycles>6</meta:editing-cycles>
    <meta:generator>LibreOffice/7.1.4.2$Windows_X86_64 LibreOffice_project/a529a4fab45b75fefc5b6226684193eb000654f6</meta:generator>
    <meta:document-statistic meta:table-count="0" meta:image-count="2" meta:object-count="0" meta:page-count="1" meta:paragraph-count="1" meta:word-count="10" meta:character-count="66" meta:non-whitespace-character-count="57"/>
  </office:meta>
</office:document-meta>
</file>